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54">
            <text:p>15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NotGran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DeviceNotSel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>DeviceLi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4::n0, n0::n2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>NotRead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2::n0, n0::n2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>n0::n2::n4::n1::n0, n0::n2::n4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0</text:p>
          </table:table-cell>
          <table:table-cell office:value-type="string">
            <text:p/>
          </table:table-cell>
          <table:table-cell office:value-type="string">
            <text:p>IfEnrol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>n0::n2::n4::n1::n2::n3, n0::n2::n4::n1::n3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1</text:p>
          </table:table-cell>
          <table:table-cell office:value-type="string">
            <text:p/>
          </table:table-cell>
          <table:table-cell office:value-type="string">
            <text:p>IfNotEnrol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>n0::n2::n4::n1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</text:p>
          </table:table-cell>
          <table:table-cell office:value-type="string">
            <text:p>n0::n2::n4::n1::n2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::n1</text:p>
          </table:table-cell>
          <table:table-cell office:value-type="string">
            <text:p/>
          </table:table-cell>
          <table:table-cell office:value-type="string">
            <text:p>SIGNALBARS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</text:p>
          </table:table-cell>
          <table:table-cell office:value-type="string">
            <text:p>n0::n2::n4::n1::n2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::n1</text:p>
          </table:table-cell>
          <table:table-cell office:value-type="string">
            <text:p/>
          </table:table-cell>
          <table:table-cell office:value-type="string">
            <text:p>PL1-XXXXX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</text:p>
          </table:table-cell>
          <table:table-cell office:value-type="string">
            <text:p>n0::n2::n4::n1::n2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::n1</text:p>
          </table:table-cell>
          <table:table-cell office:value-type="string">
            <text:p/>
          </table:table-cell>
          <table:table-cell office:value-type="string">
            <text:p>XX_XX_X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3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>n0::n2::n4::n1::n2::n2::n0, n0::n2::n4::n1::n2::n1::n0, n0::n2::n4::n1::n2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::n0</text:p>
          </table:table-cell>
          <table:table-cell office:value-type="string">
            <text:p/>
          </table:table-cell>
          <table:table-cell office:value-type="string">
            <text:p>NotConnect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::n1</text:p>
          </table:table-cell>
          <table:table-cell office:value-type="string">
            <text:p/>
          </table:table-cell>
          <table:table-cell office:value-type="string">
            <text:p>IfConn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>n0::n2::n4::n1::n3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::n2</text:p>
          </table:table-cell>
          <table:table-cell office:value-type="string">
            <text:p/>
          </table:table-cell>
          <table:table-cell office:value-type="string">
            <text:p>Connect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::n3</text:p>
          </table:table-cell>
          <table:table-cell office:value-type="string">
            <text:p/>
          </table:table-cell>
          <table:table-cell office:value-type="string">
            <text:p>IfNotConn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>n0::n2::n4::n1::n3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</text:p>
          </table:table-cell>
          <table:table-cell office:value-type="string">
            <text:p>n0::n2::n4::n1::n3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::n1</text:p>
          </table:table-cell>
          <table:table-cell office:value-type="string">
            <text:p/>
          </table:table-cell>
          <table:table-cell office:value-type="string">
            <text:p>Tank3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</text:p>
          </table:table-cell>
          <table:table-cell office:value-type="string">
            <text:p>n0::n2::n4::n1::n3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::n1</text:p>
          </table:table-cell>
          <table:table-cell office:value-type="string">
            <text:p/>
          </table:table-cell>
          <table:table-cell office:value-type="string">
            <text:p>NNN_NNN_NNN_NNN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3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>n0::n2::n4::n1::n3::n2::n0, n0::n2::n4::n1::n3::n1::n0, n0::n2::n4::n1::n3::n0::n1, n0::n2::n4::n1::n3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::n0</text:p>
          </table:table-cell>
          <table:table-cell office:value-type="string">
            <text:p/>
          </table:table-cell>
          <table:table-cell office:value-type="string">
            <text:p>Scann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DeviceSel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0</text:p>
          </table:table-cell>
          <table:table-cell office:value-type="string">
            <text:p/>
          </table:table-cell>
          <table:table-cell office:value-type="string">
            <text:p>IfNotEnrol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7::n0, n0::n4::n0::n1::n3, n0::n4::n0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0</text:p>
          </table:table-cell>
          <table:table-cell office:value-type="string">
            <text:p/>
          </table:table-cell>
          <table:table-cell office:value-type="string">
            <text:p>IfDataNotRead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>n0::n4::n0::n1::n6::n2, n0::n4::n0::n1::n2::n1, n0::n4::n0::n1::n5::n0, n0::n4::n0::n1::n1::n1, n0::n4::n0::n1::n1::n0, n0::n4::n0::n1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0</text:p>
          </table:table-cell>
          <table:table-cell office:value-type="string">
            <text:p/>
          </table:table-cell>
          <table:table-cell office:value-type="string">
            <text:p>IfNoSite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</text:p>
          </table:table-cell>
          <table:table-cell office:value-type="string">
            <text:p>n0::n4::n0::n1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1</text:p>
          </table:table-cell>
          <table:table-cell office:value-type="string">
            <text:p/>
          </table:table-cell>
          <table:table-cell office:value-type="string">
            <text:p>IfSitesAvailab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</text:p>
          </table:table-cell>
          <table:table-cell office:value-type="string">
            <text:p>n0::n4::n0::n1::n1::n2::n3, n0::n4::n0::n1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::n0</text:p>
          </table:table-cell>
          <table:table-cell office:value-type="string">
            <text:p/>
          </table:table-cell>
          <table:table-cell office:value-type="string">
            <text:p>NewSiteTxt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site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</text:p>
          </table:table-cell>
          <table:table-cell office:value-type="string">
            <text:p>n0::n4::n0::n1::n1::n2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::n0</text:p>
          </table:table-cell>
          <table:table-cell office:value-type="string">
            <text:p/>
          </table:table-cell>
          <table:table-cell office:value-type="string">
            <text:p>SiteA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::n1</text:p>
          </table:table-cell>
          <table:table-cell office:value-type="string">
            <text:p/>
          </table:table-cell>
          <table:table-cell office:value-type="string">
            <text:p>Site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::n2</text:p>
          </table:table-cell>
          <table:table-cell office:value-type="string">
            <text:p/>
          </table:table-cell>
          <table:table-cell office:value-type="string">
            <text:p>SiteC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::n3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</text:p>
          </table:table-cell>
          <table:table-cell office:value-type="string">
            <text:p>n0::n4::n0::n1::n1::n2::n1::n0, n0::n4::n0::n1::n1::n2::n1::n1, n0::n4::n0::n1::n1::n2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2</text:p>
          </table:table-cell>
          <table:table-cell office:value-type="string">
            <text:p/>
          </table:table-cell>
          <table:table-cell office:value-type="string">
            <text:p>NewSit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>n0::n4::n0::n1::n1::n2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3</text:p>
          </table:table-cell>
          <table:table-cell office:value-type="string">
            <text:p/>
          </table:table-cell>
          <table:table-cell office:value-type="string">
            <text:p>ExistingSit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>n0::n4::n0::n1::n1::n2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0</text:p>
          </table:table-cell>
          <table:table-cell office:value-type="string">
            <text:p/>
          </table:table-cell>
          <table:table-cell office:value-type="string">
            <text:p>IfPrev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</text:p>
          </table:table-cell>
          <table:table-cell office:value-type="string">
            <text:p>n0::n4::n0::n1::n2::n2::n1, n0::n4::n0::n1::n2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1</text:p>
          </table:table-cell>
          <table:table-cell office:value-type="string">
            <text:p/>
          </table:table-cell>
          <table:table-cell office:value-type="string">
            <text:p>ifNo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</text:p>
          </table:table-cell>
          <table:table-cell office:value-type="string">
            <text:p>n0::n4::n0::n1::n2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::n0</text:p>
          </table:table-cell>
          <table:table-cell office:value-type="string">
            <text:p/>
          </table:table-cell>
          <table:table-cell office:value-type="string">
            <text:p>WifiA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::n1</text:p>
          </table:table-cell>
          <table:table-cell office:value-type="string">
            <text:p/>
          </table:table-cell>
          <table:table-cell office:value-type="string">
            <text:p>Wifi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::n2</text:p>
          </table:table-cell>
          <table:table-cell office:value-type="string">
            <text:p/>
          </table:table-cell>
          <table:table-cell office:value-type="string">
            <text:p>WifiC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::n3</text:p>
          </table:table-cell>
          <table:table-cell office:value-type="string">
            <text:p/>
          </table:table-cell>
          <table:table-cell office:value-type="string">
            <text:p>Select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>n0::n4::n0::n1::n2::n2::n0::n0, n0::n4::n0::n1::n2::n2::n0::n1, n0::n4::n0::n1::n2::n2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1</text:p>
          </table:table-cell>
          <table:table-cell office:value-type="string">
            <text:p/>
          </table:table-cell>
          <table:table-cell office:value-type="string">
            <text:p>Ne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2</text:p>
          </table:table-cell>
          <table:table-cell office:value-type="string">
            <text:p/>
          </table:table-cell>
          <table:table-cell office:value-type="string">
            <text:p>Selec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</text:p>
          </table:table-cell>
          <table:table-cell office:value-type="string">
            <text:p>n0::n4::n0::n1::n2::n2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3</text:p>
          </table:table-cell>
          <table:table-cell office:value-type="string">
            <text:p/>
          </table:table-cell>
          <table:table-cell office:value-type="string">
            <text:p>IfDataRead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>n0::n4::n0::n1::n6::n2, n0::n4::n0::n1::n1::n0, n0::n4::n0::n1::n1::n1, n0::n4::n0::n1::n2::n0, n0::n4::n0::n1::n2::n1, n0::n4::n0::n1::n4::n0, n0::n4::n0::n1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4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5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::n0</text:p>
          </table:table-cell>
          <table:table-cell office:value-type="string">
            <text:p/>
          </table:table-cell>
          <table:table-cell office:value-type="string">
            <text:p>LocationTxt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location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</text:p>
          </table:table-cell>
          <table:table-cell office:value-type="string">
            <text:p>n0::n4::n0::n1::n6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2</text:p>
          </table:table-cell>
          <table:table-cell office:value-type="string">
            <text:p/>
          </table:table-cell>
          <table:table-cell office:value-type="string">
            <text:p>IfDataNotRead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>n0::n4::n0::n1::n6::n0::n1, n0::n4::n0::n1::n6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3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4</text:p>
          </table:table-cell>
          <table:table-cell office:value-type="string">
            <text:p/>
          </table:table-cell>
          <table:table-cell office:value-type="string">
            <text:p>IfDataReadyBu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>n0::n4::n0::n1::n6::n0::n1, n0::n4::n0::n1::n6::n1::n0, n0::n4::n0::n1::n6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7</text:p>
          </table:table-cell>
          <table:table-cell office:value-type="string">
            <text:p/>
          </table:table-cell>
          <table:table-cell office:value-type="string">
            <text:p>IfChangeLoc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>n0::n4::n0::n1::n6::n4, n0::n4::n0::n1::n6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0</text:p>
          </table:table-cell>
          <table:table-cell office:value-type="string">
            <text:p/>
          </table:table-cell>
          <table:table-cell office:value-type="string">
            <text:p>IfNew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</text:p>
          </table:table-cell>
          <table:table-cell office:value-type="string">
            <text:p>n0::n4::n0::n2::n2::n2, n0::n4::n0::n2::n2::n0, n0::n4::n0::n2::n2::n4, n0::n4::n0::n2::n2::n6, n0::n4::n0::n2::n2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1</text:p>
          </table:table-cell>
          <table:table-cell office:value-type="string">
            <text:p/>
          </table:table-cell>
          <table:table-cell office:value-type="string">
            <text:p>IfPrevWi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</text:p>
          </table:table-cell>
          <table:table-cell office:value-type="string">
            <text:p>n0::n4::n0::n2::n2::n0, n0::n4::n0::n2::n2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0</text:p>
          </table:table-cell>
          <table:table-cell office:value-type="string">
            <text:p/>
          </table:table-cell>
          <table:table-cell office:value-type="string">
            <text:p>IfStart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2</text:p>
          </table:table-cell>
          <table:table-cell office:value-type="string">
            <text:p/>
          </table:table-cell>
          <table:table-cell office:value-type="string">
            <text:p>IfWifiLi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3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4</text:p>
          </table:table-cell>
          <table:table-cell office:value-type="string">
            <text:p/>
          </table:table-cell>
          <table:table-cell office:value-type="string">
            <text:p>IfWifiSel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0</text:p>
          </table:table-cell>
          <table:table-cell office:value-type="string">
            <text:p/>
          </table:table-cell>
          <table:table-cell office:value-type="string">
            <text:p>IfFirst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>n0::n4::n0::n2::n2::n5::n1::n0, n0::n4::n0::n2::n2::n5::n5::n2, n0::n4::n0::n2::n2::n5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1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2</text:p>
          </table:table-cell>
          <table:table-cell office:value-type="string">
            <text:p/>
          </table:table-cell>
          <table:table-cell office:value-type="string">
            <text:p>IfCredentialErr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>n0::n4::n0::n2::n2::n5::n1::n0, n0::n4::n0::n2::n2::n5::n3::n0, n0::n4::n0::n2::n2::n5::n5::n2, n0::n4::n0::n2::n2::n5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::n0</text:p>
          </table:table-cell>
          <table:table-cell office:value-type="string">
            <text:p/>
          </table:table-cell>
          <table:table-cell office:value-type="string">
            <text:p>Credent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>n0::n4::n0::n2::n2::n5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::n1</text:p>
          </table:table-cell>
          <table:table-cell office:value-type="string">
            <text:p/>
          </table:table-cell>
          <table:table-cell office:value-type="string">
            <text:p>CREDENTIAL_ERRO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::n2</text:p>
          </table:table-cell>
          <table:table-cell office:value-type="string">
            <text:p/>
          </table:table-cell>
          <table:table-cell office:value-type="string">
            <text:p>Timeou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>n0::n4::n0::n2::n2::n5::n3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::n3</text:p>
          </table:table-cell>
          <table:table-cell office:value-type="string">
            <text:p/>
          </table:table-cell>
          <table:table-cell office:value-type="string">
            <text:p>TIMEOUT_ERRO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4</text:p>
          </table:table-cell>
          <table:table-cell office:value-type="string">
            <text:p/>
          </table:table-cell>
          <table:table-cell office:value-type="string">
            <text:p>IfTimeou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>n0::n4::n0::n2::n2::n5::n3::n2, n0::n4::n0::n2::n2::n5::n1::n0, n0::n4::n0::n2::n2::n5::n5::n2, n0::n4::n0::n2::n2::n5::n5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::n0</text:p>
          </table:table-cell>
          <table:table-cell office:value-type="string">
            <text:p/>
          </table:table-cell>
          <table:table-cell office:value-type="string">
            <text:p>credentialshid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*****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::n1</text:p>
          </table:table-cell>
          <table:table-cell office:value-type="string">
            <text:p/>
          </table:table-cell>
          <table:table-cell office:value-type="string">
            <text:p>Hidde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</text:p>
          </table:table-cell>
          <table:table-cell office:value-type="string">
            <text:p>n0::n4::n0::n2::n2::n5::n5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::n0</text:p>
          </table:table-cell>
          <table:table-cell office:value-type="string">
            <text:p/>
          </table:table-cell>
          <table:table-cell office:value-type="string">
            <text:p>credentialvis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credentials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::n1</text:p>
          </table:table-cell>
          <table:table-cell office:value-type="string">
            <text:p/>
          </table:table-cell>
          <table:table-cell office:value-type="string">
            <text:p>Visib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</text:p>
          </table:table-cell>
          <table:table-cell office:value-type="string">
            <text:p>n0::n4::n0::n2::n2::n5::n5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2</text:p>
          </table:table-cell>
          <table:table-cell office:value-type="string">
            <text:p/>
          </table:table-cell>
          <table:table-cell office:value-type="string">
            <text:p>Hidde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>n0::n4::n0::n2::n2::n5::n5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3</text:p>
          </table:table-cell>
          <table:table-cell office:value-type="string">
            <text:p/>
          </table:table-cell>
          <table:table-cell office:value-type="string">
            <text:p>Visib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>n0::n4::n0::n2::n2::n5::n5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6</text:p>
          </table:table-cell>
          <table:table-cell office:value-type="string">
            <text:p/>
          </table:table-cell>
          <table:table-cell office:value-type="string">
            <text:p>IfConnect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7</text:p>
          </table:table-cell>
          <table:table-cell office:value-type="string">
            <text:p/>
          </table:table-cell>
          <table:table-cell office:value-type="string">
            <text:p>IfErr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>n0::n4::n0::n2::n2::n5::n2, n0::n4::n0::n2::n2::n5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3</text:p>
          </table:table-cell>
          <table:table-cell office:value-type="string">
            <text:p/>
          </table:table-cell>
          <table:table-cell office:value-type="string">
            <text:p>IfEnrol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2::n0, n0::n4::n0::n7::n0, n0::n4::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4</text:p>
          </table:table-cell>
          <table:table-cell office:value-type="string">
            <text:p/>
          </table:table-cell>
          <table:table-cell office:value-type="string">
            <text:p>IfChangeLoc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7::n0, n0::n4::n0::n6::n0, n0::n4::n0::n1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5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>n0::n4::n0::n6::n1::n1, n0::n4::n0::n6::n2::n1, n0::n4::n0::n6::n3::n1, n0::n4::n0::n6::n3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::n0</text:p>
          </table:table-cell>
          <table:table-cell office:value-type="string">
            <text:p/>
          </table:table-cell>
          <table:table-cell office:value-type="string">
            <text:p>NNN_NNN_NNN_NNN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</text:p>
          </table:table-cell>
          <table:table-cell office:value-type="string">
            <text:p>n0::n4::n0::n6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::n0</text:p>
          </table:table-cell>
          <table:table-cell office:value-type="string">
            <text:p/>
          </table:table-cell>
          <table:table-cell office:value-type="string">
            <text:p>Tank3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</text:p>
          </table:table-cell>
          <table:table-cell office:value-type="string">
            <text:p>n0::n4::n0::n6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::n0</text:p>
          </table:table-cell>
          <table:table-cell office:value-type="string">
            <text:p/>
          </table:table-cell>
          <table:table-cell office:value-type="string">
            <text:p>Connect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::n1</text:p>
          </table:table-cell>
          <table:table-cell office:value-type="string">
            <text:p/>
          </table:table-cell>
          <table:table-cell office:value-type="string">
            <text:p>IfConn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>n0::n4::n0::n6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::n2</text:p>
          </table:table-cell>
          <table:table-cell office:value-type="string">
            <text:p/>
          </table:table-cell>
          <table:table-cell office:value-type="string">
            <text:p>NotConnect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::n3</text:p>
          </table:table-cell>
          <table:table-cell office:value-type="string">
            <text:p/>
          </table:table-cell>
          <table:table-cell office:value-type="string">
            <text:p>IfNotConnec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>n0::n4::n0::n6::n3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>n0::n4::n0::n7::n1::n1, n0::n4::n0::n7::n2::n1, n0::n4::n0::n7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::n0</text:p>
          </table:table-cell>
          <table:table-cell office:value-type="string">
            <text:p/>
          </table:table-cell>
          <table:table-cell office:value-type="string">
            <text:p>XX_XX_X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</text:p>
          </table:table-cell>
          <table:table-cell office:value-type="string">
            <text:p>n0::n4::n0::n7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::n0</text:p>
          </table:table-cell>
          <table:table-cell office:value-type="string">
            <text:p/>
          </table:table-cell>
          <table:table-cell office:value-type="string">
            <text:p>PL1-XXXXXX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</text:p>
          </table:table-cell>
          <table:table-cell office:value-type="string">
            <text:p>n0::n4::n0::n7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::n0</text:p>
          </table:table-cell>
          <table:table-cell office:value-type="string">
            <text:p/>
          </table:table-cell>
          <table:table-cell office:value-type="string">
            <text:p>db_3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</text:p>
          </table:table-cell>
          <table:table-cell office:value-type="string">
            <text:p>n0::n4::n0::n7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8::n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9</text:p>
          </table:table-cell>
          <table:table-cell office:value-type="string">
            <text:p/>
          </table:table-cell>
          <table:table-cell office:value-type="string">
            <text:p>IfEnrol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>n0::n4::n0::n8::n0, n0::n4::n0::n7::n0, n0::n4::n0::n6::n0, n0::n4::n0::n5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1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>n0::n4::n0::n0, n0::n4::n0::n9, n0::n4::n0::n3, n0::n4::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Applica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IndexScree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>Permission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>Reload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>DeviceLis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>ForEachDevi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/>
          </table:table-cell>
          <table:table-cell office:value-type="string">
            <text:p>DevExtDetailsColumn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0</text:p>
          </table:table-cell>
          <table:table-cell office:value-type="string">
            <text:p/>
          </table:table-cell>
          <table:table-cell office:value-type="string">
            <text:p>SignalStr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1</text:p>
          </table:table-cell>
          <table:table-cell office:value-type="string">
            <text:p/>
          </table:table-cell>
          <table:table-cell office:value-type="string">
            <text:p>ID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::n2</text:p>
          </table:table-cell>
          <table:table-cell office:value-type="string">
            <text:p/>
          </table:table-cell>
          <table:table-cell office:value-type="string">
            <text:p>WMAC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>DevIntDetailsColumn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0</text:p>
          </table:table-cell>
          <table:table-cell office:value-type="string">
            <text:p/>
          </table:table-cell>
          <table:table-cell office:value-type="string">
            <text:p>Cloud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1</text:p>
          </table:table-cell>
          <table:table-cell office:value-type="string">
            <text:p/>
          </table:table-cell>
          <table:table-cell office:value-type="string">
            <text:p>LocationStr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::n2</text:p>
          </table:table-cell>
          <table:table-cell office:value-type="string">
            <text:p/>
          </table:table-cell>
          <table:table-cell office:value-type="string">
            <text:p>IP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5</text:p>
          </table:table-cell>
          <table:table-cell office:value-type="string">
            <text:p/>
          </table:table-cell>
          <table:table-cell office:value-type="string">
            <text:p>ScanProces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DeviceScree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>EnrollmentProces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>EnrollDataFor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</text:p>
          </table:table-cell>
          <table:table-cell office:value-type="string">
            <text:p/>
          </table:table-cell>
          <table:table-cell office:value-type="string">
            <text:p>SiteInpu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/>
          </table:table-cell>
          <table:table-cell office:value-type="string">
            <text:p>SiteDetail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0</text:p>
          </table:table-cell>
          <table:table-cell office:value-type="string">
            <text:p/>
          </table:table-cell>
          <table:table-cell office:value-type="string">
            <text:p>NewSit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::n1</text:p>
          </table:table-cell>
          <table:table-cell office:value-type="string">
            <text:p/>
          </table:table-cell>
          <table:table-cell office:value-type="string">
            <text:p>AvailableSit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</text:p>
          </table:table-cell>
          <table:table-cell office:value-type="string">
            <text:p/>
          </table:table-cell>
          <table:table-cell office:value-type="string">
            <text:p>WifiInpu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</text:p>
          </table:table-cell>
          <table:table-cell office:value-type="string">
            <text:p/>
          </table:table-cell>
          <table:table-cell office:value-type="string">
            <text:p>WifisAvailabl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::n0</text:p>
          </table:table-cell>
          <table:table-cell office:value-type="string">
            <text:p/>
          </table:table-cell>
          <table:table-cell office:value-type="string">
            <text:p>AvailableWifi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4</text:p>
          </table:table-cell>
          <table:table-cell office:value-type="string">
            <text:p/>
          </table:table-cell>
          <table:table-cell office:value-type="string">
            <text:p>Enroll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5</text:p>
          </table:table-cell>
          <table:table-cell office:value-type="string">
            <text:p/>
          </table:table-cell>
          <table:table-cell office:value-type="string">
            <text:p>DataValida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/>
          </table:table-cell>
          <table:table-cell office:value-type="string">
            <text:p>LocationFor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0</text:p>
          </table:table-cell>
          <table:table-cell office:value-type="string">
            <text:p/>
          </table:table-cell>
          <table:table-cell office:value-type="string">
            <text:p>Locat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1</text:p>
          </table:table-cell>
          <table:table-cell office:value-type="string">
            <text:p/>
          </table:table-cell>
          <table:table-cell office:value-type="string">
            <text:p>ApplyChangeBu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::n3</text:p>
          </table:table-cell>
          <table:table-cell office:value-type="string">
            <text:p/>
          </table:table-cell>
          <table:table-cell office:value-type="string">
            <text:p>DataValida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1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</text:p>
          </table:table-cell>
          <table:table-cell office:value-type="string">
            <text:p/>
          </table:table-cell>
          <table:table-cell office:value-type="string">
            <text:p>ConnectingFor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/>
          </table:table-cell>
          <table:table-cell office:value-type="string">
            <text:p>Enroll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1</text:p>
          </table:table-cell>
          <table:table-cell office:value-type="string">
            <text:p/>
          </table:table-cell>
          <table:table-cell office:value-type="string">
            <text:p>SpinningWheel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3</text:p>
          </table:table-cell>
          <table:table-cell office:value-type="string">
            <text:p/>
          </table:table-cell>
          <table:table-cell office:value-type="string">
            <text:p>WifiLis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/>
          </table:table-cell>
          <table:table-cell office:value-type="string">
            <text:p>WifiCredentialsFor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1</text:p>
          </table:table-cell>
          <table:table-cell office:value-type="string">
            <text:p/>
          </table:table-cell>
          <table:table-cell office:value-type="string">
            <text:p>Connect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3</text:p>
          </table:table-cell>
          <table:table-cell office:value-type="string">
            <text:p/>
          </table:table-cell>
          <table:table-cell office:value-type="string">
            <text:p>ErrorMs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/>
          </table:table-cell>
          <table:table-cell office:value-type="string">
            <text:p>Credential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0</text:p>
          </table:table-cell>
          <table:table-cell office:value-type="string">
            <text:p/>
          </table:table-cell>
          <table:table-cell office:value-type="string">
            <text:p>CredentialsHi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::n1</text:p>
          </table:table-cell>
          <table:table-cell office:value-type="string">
            <text:p/>
          </table:table-cell>
          <table:table-cell office:value-type="string">
            <text:p>CredentialsVi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2::n2::n5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5</text:p>
          </table:table-cell>
          <table:table-cell office:value-type="string">
            <text:p/>
          </table:table-cell>
          <table:table-cell office:value-type="string">
            <text:p>ChangeLocation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>DevIntDetail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1</text:p>
          </table:table-cell>
          <table:table-cell office:value-type="string">
            <text:p/>
          </table:table-cell>
          <table:table-cell office:value-type="string">
            <text:p>IP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2</text:p>
          </table:table-cell>
          <table:table-cell office:value-type="string">
            <text:p/>
          </table:table-cell>
          <table:table-cell office:value-type="string">
            <text:p>LocationSt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::n3</text:p>
          </table:table-cell>
          <table:table-cell office:value-type="string">
            <text:p/>
          </table:table-cell>
          <table:table-cell office:value-type="string">
            <text:p>Clou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/>
          </table:table-cell>
          <table:table-cell office:value-type="string">
            <text:p>DevExtDetail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1</text:p>
          </table:table-cell>
          <table:table-cell office:value-type="string">
            <text:p/>
          </table:table-cell>
          <table:table-cell office:value-type="string">
            <text:p>WMAC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2</text:p>
          </table:table-cell>
          <table:table-cell office:value-type="string">
            <text:p/>
          </table:table-cell>
          <table:table-cell office:value-type="string">
            <text:p>I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::n3</text:p>
          </table:table-cell>
          <table:table-cell office:value-type="string">
            <text:p/>
          </table:table-cell>
          <table:table-cell office:value-type="string">
            <text:p>SignalSt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::n8</text:p>
          </table:table-cell>
          <table:table-cell office:value-type="string">
            <text:p/>
          </table:table-cell>
          <table:table-cell office:value-type="string">
            <text:p>ForgetEnrollButt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